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d1b7" officeooo:paragraph-rsid="00129bbe"/>
    </style:style>
    <style:style style:name="P2" style:family="paragraph" style:parent-style-name="Preformatted_20_Text">
      <style:text-properties officeooo:rsid="0015295e" officeooo:paragraph-rsid="00129bbe"/>
    </style:style>
    <style:style style:name="P3" style:family="paragraph" style:parent-style-name="Preformatted_20_Text">
      <style:text-properties officeooo:rsid="0015295e" officeooo:paragraph-rsid="00146d1d"/>
    </style:style>
    <style:style style:name="P4" style:family="paragraph" style:parent-style-name="Preformatted_20_Text" style:list-style-name="L1">
      <style:text-properties officeooo:rsid="001892be" officeooo:paragraph-rsid="00129bbe"/>
    </style:style>
    <style:style style:name="T1" style:family="text">
      <style:text-properties officeooo:rsid="0016d1b7"/>
    </style:style>
    <style:style style:name="T2" style:family="text">
      <style:text-properties officeooo:rsid="00146d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Prepare a dataset</text:p>
      <text:p text:style-name="P3">- <text:span text:style-name="T2">Daily download of the dataset (format xlsx) from the website <text:tab/>https://www.sildelaget.no/</text:span></text:p>
      <text:p text:style-name="P2"/>
      <text:p text:style-name="P2">- <text:span text:style-name="T1">Clarify column’s name of the dataset:</text:span></text:p>
      <text:list xml:id="list8121820497023128635" text:style-name="L1">
        <text:list-item>
          <text:p text:style-name="P4">Date:</text:p>
        </text:list-item>
        <text:list-item>
          <text:p text:style-name="P4">Time:</text:p>
        </text:list-item>
        <text:list-item>
          <text:p text:style-name="P4">Species:</text:p>
        </text:list-item>
        <text:list-item>
          <text:p text:style-name="P4">Vessel:</text:p>
        </text:list-item>
        <text:list-item>
          <text:p text:style-name="P4">Rental vessel:</text:p>
        </text:list-item>
        <text:list-item>
          <text:p text:style-name="P4">Ton:</text:p>
        </text:list-item>
        <text:list-item>
          <text:p text:style-name="P4">Average:</text:p>
        </text:list-item>
        <text:list-item>
          <text:p text:style-name="P4">Catch type:</text:p>
        </text:list-item>
        <text:list-item>
          <text:p text:style-name="P4">Grid:</text:p>
        </text:list-item>
        <text:list-item>
          <text:p text:style-name="P4">Condition:</text:p>
        </text:list-item>
        <text:list-item>
          <text:p text:style-name="P4">Usage:</text:p>
        </text:list-item>
        <text:list-item>
          <text:p text:style-name="P4">%1:</text:p>
        </text:list-item>
        <text:list-item>
          <text:p text:style-name="P4">%2:</text:p>
        </text:list-item>
        <text:list-item>
          <text:p text:style-name="P4">%3:</text:p>
        </text:list-item>
        <text:list-item>
          <text:p text:style-name="P4">%4:</text:p>
        </text:list-item>
        <text:list-item>
          <text:p text:style-name="P4">Area East (S):</text:p>
        </text:list-item>
        <text:list-item>
          <text:p text:style-name="P4">Date:</text:p>
        </text:list-item>
        <text:list-item>
          <text:p text:style-name="P4">Time:</text:p>
        </text:list-item>
        <text:list-item>
          <text:p text:style-name="P4">Area East (N):</text:p>
        </text:list-item>
        <text:list-item>
          <text:p text:style-name="P4">Date:</text:p>
        </text:list-item>
        <text:list-item>
          <text:p text:style-name="P4">Time:</text:p>
        </text:list-item>
        <text:list-item>
          <text:p text:style-name="P4">Area West (S):</text:p>
        </text:list-item>
        <text:list-item>
          <text:p text:style-name="P4">Date:</text:p>
        </text:list-item>
        <text:list-item>
          <text:p text:style-name="P4">Time:</text:p>
        </text:list-item>
        <text:list-item>
          <text:p text:style-name="P4">Area West (N):</text:p>
        </text:list-item>
        <text:list-item>
          <text:p text:style-name="P4">Date:</text:p>
        </text:list-item>
        <text:list-item>
          <text:p text:style-name="P4">Time:</text:p>
        </text:list-item>
        <text:list-item>
          <text:p text:style-name="P4">Buyer:</text:p>
        </text:list-item>
        <text:list-item>
          <text:p text:style-name="P4">Plant:</text:p>
          <text:p text:style-name="P4"/>
        </text:list-item>
      </text:list>
      <text:p text:style-name="P1">PROBLEMS: <text:line-break/> - Auto-download with wget is not workng: ask to the SINTEF office direct link to the online xlsx sour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5:49:21.305649241</meta:creation-date>
    <dc:date>2017-03-01T12:35:02.758896132</dc:date>
    <meta:editing-duration>P7DT7H10M5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112" meta:character-count="498" meta:non-whitespace-character-count="446"/>
  </office:meta>
</office:document-meta>
</file>